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5.2043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3.0929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 style:writing-mode="lr-tb"/>
      <style:text-properties style:font-weight-asian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/>
    </style:style>
    <style:style style:name="ce7" style:family="table-cell" style:parent-style-name="Default"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7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4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8" office:value-type="string" calcext:value-type="string">
            <text:p>00 S 0000 dddd ssss 0 * tttt</text:p>
          </table:table-cell>
          <table:table-cell office:value-type="string" calcext:value-type="string">
            <text:p>This can be used as Noop 0 = 0 + 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8" office:value-type="string" calcext:value-type="string">
            <text:p>00 S 0000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8" office:value-type="string" calcext:value-type="string">
            <text:p>00 S 0001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8" office:value-type="string" calcext:value-type="string">
            <text:p>00 S 0001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8" office:value-type="string" calcext:value-type="string">
            <text:p>00 S 0100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8" office:value-type="string" calcext:value-type="string">
            <text:p>00 S 0100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8" office:value-type="string" calcext:value-type="string">
            <text:p>00 S 0101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8" office:value-type="string" calcext:value-type="string">
            <text:p>00 S 0101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8" office:value-type="string" calcext:value-type="string">
            <text:p>00 S 0110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8" office:value-type="string" calcext:value-type="string">
            <text:p>00 S 0110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8" office:value-type="string" calcext:value-type="string">
            <text:p>00 S 0111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8" office:value-type="string" calcext:value-type="string">
            <text:p>00 S 0111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8" office:value-type="string" calcext:value-type="string">
            <text:p>00 S 0010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8" office:value-type="string" calcext:value-type="string">
            <text:p>00 S 0010 dddd ssss 1 <text:s text:c="2"/>im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8" office:value-type="string" calcext:value-type="string">
            <text:p>00 S 1000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8" office:value-type="string" calcext:value-type="string">
            <text:p>00 S 1000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</text:p>
          </table:table-cell>
          <table:table-cell office:value-type="string" calcext:value-type="string">
            <text:p>adn $d, $s, $t</text:p>
          </table:table-cell>
          <table:table-cell office:value-type="string" calcext:value-type="string">
            <text:p>$d = $s &amp; ~$t</text:p>
          </table:table-cell>
          <table:table-cell table:style-name="ce8" office:value-type="string" calcext:value-type="string">
            <text:p>00 S 0011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i</text:p>
          </table:table-cell>
          <table:table-cell office:value-type="string" calcext:value-type="string">
            <text:p>adn $d, $s, #imm</text:p>
          </table:table-cell>
          <table:table-cell office:value-type="string" calcext:value-type="string">
            <text:p>$d = $s &amp; ~imm</text:p>
          </table:table-cell>
          <table:table-cell table:style-name="ce8" office:value-type="string" calcext:value-type="string">
            <text:p>00 S 0011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S 1001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S 1001 dddd ssss 1 <text:s text:c="2"/>imm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S 1010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S 1010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n</text:p>
          </table:table-cell>
          <table:table-cell office:value-type="string" calcext:value-type="string">
            <text:p>orn $d, $s, $t</text:p>
          </table:table-cell>
          <table:table-cell office:value-type="string" calcext:value-type="string">
            <text:p>$d = $s | ~$t</text:p>
          </table:table-cell>
          <table:table-cell office:value-type="string" calcext:value-type="string">
            <text:p>00 S 1011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ni</text:p>
          </table:table-cell>
          <table:table-cell office:value-type="string" calcext:value-type="string">
            <text:p>orn $d, $s, #imm</text:p>
          </table:table-cell>
          <table:table-cell office:value-type="string" calcext:value-type="string">
            <text:p>$d = $s | ~imm</text:p>
          </table:table-cell>
          <table:table-cell office:value-type="string" calcext:value-type="string">
            <text:p>00 S 1011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S 1100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S 1100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S 1101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S 1101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S 1110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S 1110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S 1111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S 1111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2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1 0 * dddd</text:p>
          </table:table-cell>
          <table:table-cell office:value-type="string" calcext:value-type="string">
            <text:p>All jumps are absolut when using a register</text:p>
          </table:table-cell>
          <table:table-cell table:number-columns-repeated="1018"/>
        </table:table-row>
        <table:table-row table:style-name="ro1">
          <table:covered-table-cell table:style-name="ce2"/>
          <table:table-cell office:value-type="string" calcext:value-type="string">
            <text:p>Jumpi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1 1 imm</text:p>
          </table:table-cell>
          <table:table-cell office:value-type="string" calcext:value-type="string">
            <text:p>All jumps are relative when using an immediat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 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01 10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 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01 1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 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01 0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 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01 1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 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01 1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 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01 0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 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01 000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 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01 0001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 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01 001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 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01 00101 op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5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* ss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oad (Immediate)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 (Immediate)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110 dddd -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Push/</text:p>
            <text:p>Pop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ush $s</text:p>
          </table:table-cell>
          <table:table-cell office:value-type="string" calcext:value-type="string">
            <text:p>Pushs the s register to the top of the stack</text:p>
          </table:table-cell>
          <table:table-cell office:value-type="string" calcext:value-type="string">
            <text:p>11100 --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i</text:p>
          </table:table-cell>
          <table:table-cell office:value-type="string" calcext:value-type="string">
            <text:p>push #imm</text:p>
          </table:table-cell>
          <table:table-cell office:value-type="string" calcext:value-type="string">
            <text:p>Pushs the immediate to the top of the stack</text:p>
          </table:table-cell>
          <table:table-cell office:value-type="string" calcext:value-type="string">
            <text:p>11100 --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op</text:p>
          </table:table-cell>
          <table:table-cell office:value-type="string" calcext:value-type="string">
            <text:p>pop $d</text:p>
          </table:table-cell>
          <table:table-cell office:value-type="string" calcext:value-type="string">
            <text:p>Pops the value from the stack, removes it and puts it into the destination reigster</text:p>
          </table:table-cell>
          <table:table-cell office:value-type="string" calcext:value-type="string">
            <text:p>11101 -- 0 * dddd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Special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all 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110 -- op2</text:p>
          </table:table-cell>
          <table:table-cell office:value-type="string" calcext:value-type="string">
            <text:p>puts PC+4 into $15 and jumps to label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oftwareInterrupt</text:p>
          </table:table-cell>
          <table:table-cell office:value-type="string" calcext:value-type="string">
            <text:p>swi #imm</text:p>
          </table:table-cell>
          <table:table-cell office:value-type="string" calcext:value-type="string">
            <text:p>Jumps to speicif addr and executes code there</text:p>
          </table:table-cell>
          <table:table-cell office:value-type="string" calcext:value-type="string">
            <text:p>11111 -- op2</text:p>
          </table:table-cell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3">
            <text:p>General Notes:</text:p>
            <text:p/>
            <text:p>* does mean fill up to 32 bit</text:p>
            <text:p>- does mean any bit is valid</text:p>
            <text:p/>
            <text:p>An immediate is either 24 or 16 bit long. For alu operation it’s always 16, 24 otherwise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00/00/0000</text:date>, <text:time style:data-style-name="N2" text:time-value="0000-00-00T12:37:31.034853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3-12-23T12:39:15.452332334</dc:date>
    <meta:editing-duration>P2DT8H47M56S</meta:editing-duration>
    <meta:editing-cycles>51</meta:editing-cycles>
    <meta:generator>LibreOffice/4.1.4.2$Linux_X86_64 LibreOffice_project/410$Build-2</meta:generator>
    <meta:document-statistic meta:table-count="1" meta:cell-count="234" meta:object-count="0"/>
  </office:meta>
</office:document-meta>
</file>